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38df" officeooo:paragraph-rsid="000538df"/>
    </style:style>
    <style:style style:name="P2" style:family="paragraph" style:parent-style-name="Standard">
      <style:text-properties officeooo:rsid="0005b58d" officeooo:paragraph-rsid="0005b58d"/>
    </style:style>
    <style:style style:name="P3" style:family="paragraph" style:parent-style-name="Standard">
      <style:text-properties officeooo:rsid="00075fb7" officeooo:paragraph-rsid="00075fb7"/>
    </style:style>
    <style:style style:name="P4" style:family="paragraph" style:parent-style-name="Standard">
      <style:text-properties officeooo:rsid="00075fb7" officeooo:paragraph-rsid="00075fb7"/>
    </style:style>
    <style:style style:name="P5" style:family="paragraph" style:parent-style-name="Standard">
      <style:text-properties officeooo:rsid="00082349" officeooo:paragraph-rsid="00082349"/>
    </style:style>
    <style:style style:name="T1" style:family="text">
      <style:text-properties officeooo:rsid="00083f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Упражнение 1</text:p>
      <text:p text:style-name="P1">D. 1. If he were better educated, he would get the job. 2. Were I you, I should speak to him about it. 3. I would have called you if I had had your telephone number. 4. Had she felt better, she would have gone with them. 5. If you watched a laser operate, you minht be surprised at the simplicity of a device capable of such power. 6. «If I had had a chance to live my life again, I should have tried to combine the study of the history of art, philosophy and science.» «But then you wouldn't be good at either.» «No, you are probably right, I'd be a dilettante.» </text:p>
      <text:p text:style-name="P1">E. 1. K. Onnes found that it was necessary that a mercury wire be cooled to -265 for electrical resistivity to disappear. 2. Tsiolkovsky proposed that liquid propellants should be used for space travel. 3. Recently it has been improbable that superconductivity should appear at an unbelievable temperature of 98 K in a special ceramic material. 4. The great speeds and high resistance of air demand that new hyperliners be built without windows. 5. It is essential that a superconductor should be a solid material and it is necessary that it should be cooled to - 273 6. It was natural for the ancient Greeks to suppose that the stars, planets, the sun and the moon move round the Earth in space. 7. It is possible that a compound should become a superconductor even if the chemical</text:p>
      <text:p text:style-name="P1">elements constituting it are not. 8. Copernicus suggested that the Sun and not the Earth should be at the centre of everything. </text:p>
      <text:p text:style-name="P1"/>
      <text:p text:style-name="P2">D. 1. Если бы он был получше образован, то получил бы эту работу. 2. На твоем месте я бы поговорил с ним об этом. 3. Я бы позвонил вам, если бы у меня был ваш номер телефона. 4. Если бы она чувствовала себя лучше, то пошла бы с ними. 5. Если вы наблюдали за работой лазера, вы не удивитесь простоте устройства, способного на такую мощность. 6. "Если бы у меня был шанс прожить свою жизнь заново, я бы попытался совместить изучение истории искусства, философии и науки.- Но тогда у тебя не получится ни того, ни другого.- Нет, пожалуй, вы правы, я был бы дилетантом.» </text:p>
      <text:p text:style-name="P2">E. 1. К. Оннес обнаружил, что для исчезновения электрического сопротивления необходимо охладить ртутный провод до -265. 2. Циолковский предложил использовать жидкое топливо для космических полетов. 3. В последнее время маловероятно, чтобы сверхпроводимость появилась при невероятной температуре 98 К в специальном керамическом материале. 4. Большие скорости и высокое сопротивление воздуха требуют, чтобы новые гиперлайнеры были построены без окон. 5. Необходимо, чтобы сверхпроводник был твердым материалом и чтобы он охлаждался до - 273 6. Для древних греков было естественно предположить, что звезды, планеты, Солнце и Луна движутся вокруг Земли в пространстве. 7. Возможно, что соединение должно стать сверхпроводником, даже если химическое</text:p>
      <text:p text:style-name="P2">составляющих его элементов нет. 8. Коперник предположил, что в центре всего должно находиться Солнце, а не Земля.</text:p>
      <text:p text:style-name="P2"/>
      <text:p text:style-name="P2"/>
      <text:p text:style-name="P3">Упражнение 2</text:p>
      <text:p text:style-name="P3">1. A special system is being developed so that drivers could see after dark. 2. Aircraft designers tend to replace conventional metal alloys by new composite materials in order that an aircraft structure should be lighter. 3. Some materials are cooled almost to -273 so that they should become superconductors. 4. Great attention is paid to ecological problems all over the world so that air in super cities should be clean. 5. You must put down this formula lest you should forget it. 6. Metal parts are tested for defects lest they should fail in operation. 7. Students must work hard lest they should fail at examinations. 8. All kinds of safety devices for motor cars are being developed lest accidents should occur. 9. A hypersonic craft will require complicated cooling measures lest it should burn.</text:p>
      <text:p text:style-name="P3"/>
      <text:p text:style-name="P3">1. Разрабатывается специальная система, позволяющая водителям видеть в темноте. 2. Авиаконструкторы, как правило, для замены обычных металлических сплавов, новых композитных материалов для того, что в конструкции самолета должны быть светлее. 3. <text:soft-page-break/>Некоторые материалы охлаждаются почти до -273, так что они должны стать сверхпроводниками. 4. Большое внимание уделяется экологическим проблемам во всем мире, чтобы воздух в супер городах был чистым. 5. Вы должны записать эту формулу, чтобы не забыть ее. 6. Металлические детали проверяются на наличие дефектов, чтобы они не вышли из строя при эксплуатации. 7. Студенты должны упорно трудиться, чтобы не провалиться на экзаменах. 8. Разрабатываются все виды устройств безопасности для автомобилей, чтобы не было аварий. 9. Гиперзвуковой корабль потребует сложных мер охлаждения, чтобы не сгореть.</text:p>
      <text:p text:style-name="P3"/>
      <text:p text:style-name="P3"/>
      <text:p text:style-name="P5">Стр 236 слова, плюс упр 6, 7 стр 235, <text:s/>упр 15 стр 237. диктант, текст 12 а <text:span text:style-name="T1">к тексту задать специальные вопрос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14:29:37.879866408</meta:creation-date>
    <dc:date>2019-04-30T17:09:56.779833353</dc:date>
    <meta:editing-duration>PT1H32M45S</meta:editing-duration>
    <meta:editing-cycles>6</meta:editing-cycles>
    <meta:generator>LibreOffice/5.1.6.2$Linux_X86_64 LibreOffice_project/10m0$Build-2</meta:generator>
    <meta:document-statistic meta:table-count="0" meta:image-count="0" meta:object-count="0" meta:page-count="2" meta:paragraph-count="11" meta:word-count="770" meta:character-count="4680" meta:non-whitespace-character-count="3917"/>
  </office:meta>
</office:document-meta>
</file>